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7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3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67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0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99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49" style:family="table-cell" style:parent-style-name="Default" style:data-style-name="N121">
      <style:map style:condition="cell-content()&gt;[.E18]*1.25" style:apply-style-name="Good" style:base-cell-address="Sheet1.J18"/>
    </style:style>
    <style:style style:name="ce108" style:family="table-cell" style:parent-style-name="Default" style:data-style-name="N121">
      <style:map style:condition="cell-content()&gt;[.E19]*1.25" style:apply-style-name="Good" style:base-cell-address="Sheet1.J19"/>
    </style:style>
    <style:style style:name="ce135" style:family="table-cell" style:parent-style-name="Default" style:data-style-name="N121">
      <style:map style:condition="cell-content()&gt;[.E20]*1.25" style:apply-style-name="Good" style:base-cell-address="Sheet1.J20"/>
    </style:style>
    <style:style style:name="ce109" style:family="table-cell" style:parent-style-name="Default" style:data-style-name="N121">
      <style:map style:condition="cell-content()&gt;[.E21]*1.25" style:apply-style-name="Good" style:base-cell-address="Sheet1.J21"/>
    </style:style>
    <style:style style:name="ce158" style:family="table-cell" style:parent-style-name="Default" style:data-style-name="N121">
      <style:map style:condition="cell-content()&gt;[.E22]*1.25" style:apply-style-name="Good" style:base-cell-address="Sheet1.J22"/>
    </style:style>
    <style:style style:name="ce137" style:family="table-cell" style:parent-style-name="Default" style:data-style-name="N121">
      <style:map style:condition="cell-content()&gt;[.E23]*1.25" style:apply-style-name="Good" style:base-cell-address="Sheet1.J23"/>
    </style:style>
    <style:style style:name="ce112" style:family="table-cell" style:parent-style-name="Default" style:data-style-name="N121">
      <style:map style:condition="cell-content()&gt;[.E24]*1.25" style:apply-style-name="Good" style:base-cell-address="Sheet1.J24"/>
    </style:style>
    <style:style style:name="ce141" style:family="table-cell" style:parent-style-name="Default" style:data-style-name="N121">
      <style:map style:condition="cell-content()&gt;[.E25]*1.25" style:apply-style-name="Good" style:base-cell-address="Sheet1.J25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00" style:family="table-cell" style:parent-style-name="Default" style:data-style-name="N121">
      <style:map style:condition="cell-content()&gt;[.E28]*1.25" style:apply-style-name="Good" style:base-cell-address="Sheet1.J28"/>
    </style:style>
    <style:style style:name="ce102" style:family="table-cell" style:parent-style-name="Default" style:data-style-name="N121">
      <style:map style:condition="cell-content()&gt;[.E29]*1.25" style:apply-style-name="Good" style:base-cell-address="Sheet1.J29"/>
    </style:style>
    <style:style style:name="ce104" style:family="table-cell" style:parent-style-name="Default" style:data-style-name="N121">
      <style:map style:condition="cell-content()&gt;[.E33]*1.25" style:apply-style-name="Good" style:base-cell-address="Sheet1.J33"/>
    </style:style>
    <style:style style:name="ce103" style:family="table-cell" style:parent-style-name="Default" style:data-style-name="N121">
      <style:map style:condition="cell-content()&gt;#REF!*1.25" style:apply-style-name="Good" style:base-cell-address="Sheet1.J34"/>
    </style:style>
    <style:style style:name="ce105" style:family="table-cell" style:parent-style-name="Default" style:data-style-name="N121">
      <style:map style:condition="cell-content()&gt;[.E35]*1.25" style:apply-style-name="Good" style:base-cell-address="Sheet1.J35"/>
    </style:style>
    <style:style style:name="ce110" style:family="table-cell" style:parent-style-name="Default" style:data-style-name="N121">
      <style:map style:condition="cell-content()&gt;[.E36]*1.25" style:apply-style-name="Good" style:base-cell-address="Sheet1.J36"/>
    </style:style>
    <style:style style:name="ce167" style:family="table-cell" style:parent-style-name="Default" style:data-style-name="N121">
      <style:map style:condition="cell-content()&gt;[.E37]*1.25" style:apply-style-name="Good" style:base-cell-address="Sheet1.J3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203" style:family="table-cell" style:parent-style-name="Default" style:data-style-name="N121">
      <style:map style:condition="cell-content()&gt;0" style:apply-style-name="Bad" style:base-cell-address="Sheet1.K18"/>
    </style:style>
    <style:style style:name="ce159" style:family="table-cell" style:parent-style-name="Default" style:data-style-name="N121">
      <style:map style:condition="cell-content()&gt;0" style:apply-style-name="Bad" style:base-cell-address="Sheet1.K19"/>
    </style:style>
    <style:style style:name="ce186" style:family="table-cell" style:parent-style-name="Default" style:data-style-name="N121">
      <style:map style:condition="cell-content()&gt;0" style:apply-style-name="Bad" style:base-cell-address="Sheet1.K20"/>
    </style:style>
    <style:style style:name="ce163" style:family="table-cell" style:parent-style-name="Default" style:data-style-name="N121">
      <style:map style:condition="cell-content()&gt;0" style:apply-style-name="Bad" style:base-cell-address="Sheet1.K21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164" style:family="table-cell" style:parent-style-name="Default" style:data-style-name="N121">
      <style:map style:condition="cell-content()&gt;0" style:apply-style-name="Bad" style:base-cell-address="Sheet1.K24"/>
    </style:style>
    <style:style style:name="ce190" style:family="table-cell" style:parent-style-name="Default" style:data-style-name="N121">
      <style:map style:condition="cell-content()&gt;0" style:apply-style-name="Bad" style:base-cell-address="Sheet1.K25"/>
    </style:style>
    <style:style style:name="ce165" style:family="table-cell" style:parent-style-name="Default" style:data-style-name="N121">
      <style:map style:condition="cell-content()&gt;0" style:apply-style-name="Bad" style:base-cell-address="Sheet1.K26"/>
    </style:style>
    <style:style style:name="ce120" style:family="table-cell" style:parent-style-name="Default" style:data-style-name="N121">
      <style:map style:condition="cell-content()&gt;0" style:apply-style-name="Bad" style:base-cell-address="Sheet1.K27"/>
    </style:style>
    <style:style style:name="ce122" style:family="table-cell" style:parent-style-name="Default" style:data-style-name="N121">
      <style:map style:condition="cell-content()&gt;0" style:apply-style-name="Bad" style:base-cell-address="Sheet1.K28"/>
    </style:style>
    <style:style style:name="ce124" style:family="table-cell" style:parent-style-name="Default" style:data-style-name="N121">
      <style:map style:condition="cell-content()&gt;0" style:apply-style-name="Bad" style:base-cell-address="Sheet1.K29"/>
    </style:style>
    <style:style style:name="ce126" style:family="table-cell" style:parent-style-name="Default" style:data-style-name="N121">
      <style:map style:condition="cell-content()&gt;0" style:apply-style-name="Bad" style:base-cell-address="Sheet1.K33"/>
    </style:style>
    <style:style style:name="ce127" style:family="table-cell" style:parent-style-name="Default" style:data-style-name="N121">
      <style:map style:condition="cell-content()&gt;0" style:apply-style-name="Bad" style:base-cell-address="Sheet1.K34"/>
    </style:style>
    <style:style style:name="ce143" style:family="table-cell" style:parent-style-name="Default" style:data-style-name="N121">
      <style:map style:condition="cell-content()&gt;0" style:apply-style-name="Bad" style:base-cell-address="Sheet1.K35"/>
    </style:style>
    <style:style style:name="ce151" style:family="table-cell" style:parent-style-name="Default" style:data-style-name="N121">
      <style:map style:condition="cell-content()&gt;0" style:apply-style-name="Bad" style:base-cell-address="Sheet1.K36"/>
    </style:style>
    <style:style style:name="ce204" style:family="table-cell" style:parent-style-name="Default" style:data-style-name="N121">
      <style:map style:condition="cell-content()&gt;0" style:apply-style-name="Bad" style:base-cell-address="Sheet1.K3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9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192" style:family="table-cell" style:parent-style-name="Default" style:data-style-name="N121">
      <style:map style:condition="cell-content()&gt;0" style:apply-style-name="Bad" style:base-cell-address="Sheet1.L21"/>
    </style:style>
    <style:style style:name="ce193" style:family="table-cell" style:parent-style-name="Default" style:data-style-name="N121">
      <style:map style:condition="cell-content()&gt;0" style:apply-style-name="Bad" style:base-cell-address="Sheet1.L24"/>
    </style:style>
    <style:style style:name="ce194" style:family="table-cell" style:parent-style-name="Default" style:data-style-name="N121">
      <style:map style:condition="cell-content()&gt;0" style:apply-style-name="Bad" style:base-cell-address="Sheet1.L26"/>
    </style:style>
    <style:style style:name="ce162" style:family="table-cell" style:parent-style-name="Default" style:data-style-name="N121">
      <style:map style:condition="cell-content()&gt;0" style:apply-style-name="Bad" style:base-cell-address="Sheet1.L27"/>
    </style:style>
    <style:style style:name="ce166" style:family="table-cell" style:parent-style-name="Default" style:data-style-name="N121">
      <style:map style:condition="cell-content()&gt;0" style:apply-style-name="Bad" style:base-cell-address="Sheet1.L28"/>
    </style:style>
    <style:style style:name="ce168" style:family="table-cell" style:parent-style-name="Default" style:data-style-name="N121">
      <style:map style:condition="cell-content()&gt;0" style:apply-style-name="Bad" style:base-cell-address="Sheet1.L29"/>
    </style:style>
    <style:style style:name="ce169" style:family="table-cell" style:parent-style-name="Default" style:data-style-name="N121">
      <style:map style:condition="cell-content()&gt;0" style:apply-style-name="Bad" style:base-cell-address="Sheet1.L33"/>
    </style:style>
    <style:style style:name="ce170" style:family="table-cell" style:parent-style-name="Default" style:data-style-name="N121">
      <style:map style:condition="cell-content()&gt;0" style:apply-style-name="Bad" style:base-cell-address="Sheet1.L34"/>
    </style:style>
    <style:style style:name="ce172" style:family="table-cell" style:parent-style-name="Default" style:data-style-name="N121">
      <style:map style:condition="cell-content()&gt;0" style:apply-style-name="Bad" style:base-cell-address="Sheet1.L35"/>
    </style:style>
    <style:style style:name="ce174" style:family="table-cell" style:parent-style-name="Default" style:data-style-name="N121">
      <style:map style:condition="cell-content()&gt;0" style:apply-style-name="Bad" style:base-cell-address="Sheet1.L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77" calcext:value-type="float">
            <text:p>1.677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6" office:value-type="float" office:value="52.54" calcext:value-type="float">
            <text:p>52.54</text:p>
          </table:table-cell>
          <table:table-cell table:style-name="ce22" office:value-type="percentage" office:value="0.9363" calcext:value-type="percentage">
            <text:p>93.6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51" calcext:value-type="float" table:number-columns-spanned="5" table:number-rows-spanned="1">
            <text:p>1.75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5" calcext:value-type="percentage" table:number-columns-spanned="5" table:number-rows-spanned="1">
            <text:p>1.5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665" calcext:value-type="percentage" table:number-columns-spanned="1" table:number-rows-spanned="2">
            <text:p>16.65%</text:p>
          </table:table-cell>
          <table:table-cell office:value-type="string" calcext:value-type="string">
            <text:p>洋河股份F</text:p>
          </table:table-cell>
          <table:table-cell office:value-type="percentage" office:value="0.111" calcext:value-type="percentage">
            <text:p>11.10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05.33" calcext:value-type="float">
            <text:p>105.330</text:p>
          </table:table-cell>
          <table:table-cell office:value-type="float" office:value="21.55" calcext:value-type="float">
            <text:p>21.55</text:p>
          </table:table-cell>
          <table:table-cell office:value-type="float" office:value="1587" calcext:value-type="float">
            <text:p>1587.00</text:p>
          </table:table-cell>
          <table:table-cell table:style-name="ce42" table:formula="of:=IF([.E6]&gt;0;[.F6]/[.E6]-1.0014;([.F6]-[.E6]))" office:value-type="percentage" office:value="0.0309839021425911" calcext:value-type="percentage">
            <text:p>3.1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27.5325" calcext:value-type="float">
            <text:p>127.53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55" calcext:value-type="percentage">
            <text:p>5.55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05.33" calcext:value-type="float">
            <text:p>105.330</text:p>
          </table:table-cell>
          <table:table-cell office:value-type="float" office:value="21.55" calcext:value-type="float">
            <text:p>21.55</text:p>
          </table:table-cell>
          <table:table-cell office:value-type="float" office:value="1587" calcext:value-type="float">
            <text:p>1587.00</text:p>
          </table:table-cell>
          <table:table-cell table:style-name="ce43" table:formula="of:=IF([.E7]&gt;0;[.F7]/[.E7]-1.0014;([.F7]-[.E7]))" office:value-type="percentage" office:value="0.0599556896847069" calcext:value-type="percentage">
            <text:p>6.0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4.05125" calcext:value-type="float">
            <text:p>124.05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095" calcext:value-type="percentage" table:number-columns-spanned="1" table:number-rows-spanned="3">
            <text:p>10.95%</text:p>
          </table:table-cell>
          <table:table-cell office:value-type="string" calcext:value-type="string">
            <text:p>融创中国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3.75" calcext:value-type="float">
            <text:p>33.750</text:p>
          </table:table-cell>
          <table:table-cell office:value-type="float" office:value="5.37" calcext:value-type="float">
            <text:p>5.37</text:p>
          </table:table-cell>
          <table:table-cell office:value-type="float" office:value="1561.4" calcext:value-type="float">
            <text:p>1561.40</text:p>
          </table:table-cell>
          <table:table-cell table:style-name="ce50" table:formula="of:=IF([.E8]&gt;0;[.F8]/[.E8]-1.0014;([.F8]-[.E8]))" office:value-type="percentage" office:value="0.277105947420259" calcext:value-type="percentage">
            <text:p>27.71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8.252" calcext:value-type="float">
            <text:p>8.252</text:p>
          </table:table-cell>
          <table:table-cell office:value-type="float" office:value="8.87" calcext:value-type="float">
            <text:p>8.870</text:p>
          </table:table-cell>
          <table:table-cell office:value-type="float" office:value="7.76" calcext:value-type="float">
            <text:p>7.76</text:p>
          </table:table-cell>
          <table:table-cell office:value-type="float" office:value="333.8" calcext:value-type="float">
            <text:p>333.80</text:p>
          </table:table-cell>
          <table:table-cell table:style-name="ce52" table:formula="of:=IF([.E9]&gt;0;[.F9]/[.E9]-1.0014;([.F9]-[.E9]))" office:value-type="percentage" office:value="0.0734909355307802" calcext:value-type="percentage">
            <text:p>7.35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0.42" calcext:value-type="float">
            <text:p>10.420</text:p>
          </table:table-cell>
          <table:table-cell office:value-type="float" office:value="7.72" calcext:value-type="float">
            <text:p>7.720</text:p>
          </table:table-cell>
          <table:table-cell office:value-type="float" office:value="6.88" calcext:value-type="float">
            <text:p>6.88</text:p>
          </table:table-cell>
          <table:table-cell office:value-type="float" office:value="190.8" calcext:value-type="float">
            <text:p>190.80</text:p>
          </table:table-cell>
          <table:table-cell table:style-name="ce53" table:formula="of:=IF([.E10]&gt;0;[.F10]/[.E10]-1.0014;([.F10]-[.E10]))" office:value-type="percentage" office:value="-0.260517082533589" calcext:value-type="percentage">
            <text:p>-26.05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9" calcext:value-type="percentage" table:number-columns-spanned="1" table:number-rows-spanned="4">
            <text:p>10.90%</text:p>
          </table:table-cell>
          <table:table-cell office:value-type="string" calcext:value-type="string">
            <text:p>民生银行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6.73" calcext:value-type="float">
            <text:p>6.730</text:p>
          </table:table-cell>
          <table:table-cell office:value-type="float" office:value="5.67" calcext:value-type="float">
            <text:p>5.670</text:p>
          </table:table-cell>
          <table:table-cell office:value-type="float" office:value="4.54" calcext:value-type="float">
            <text:p>4.54</text:p>
          </table:table-cell>
          <table:table-cell office:value-type="float" office:value="2482" calcext:value-type="float">
            <text:p>2482.00</text:p>
          </table:table-cell>
          <table:table-cell table:style-name="ce49" table:formula="of:=IF([.E11]&gt;0;[.F11]/[.E11]-1.0014;([.F11]-[.E11]))" office:value-type="percentage" office:value="-0.158903714710253" calcext:value-type="percentage">
            <text:p>-15.8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3.9" calcext:value-type="float">
            <text:p>33.900</text:p>
          </table:table-cell>
          <table:table-cell office:value-type="float" office:value="8.96" calcext:value-type="float">
            <text:p>8.96</text:p>
          </table:table-cell>
          <table:table-cell office:value-type="float" office:value="8549" calcext:value-type="float">
            <text:p>8549.00</text:p>
          </table:table-cell>
          <table:table-cell table:style-name="ce49" table:formula="of:=IF([.E12]&gt;0;[.F12]/[.E12]-1.0014;([.F12]-[.E12]))" office:value-type="percentage" office:value="0.308238786942244" calcext:value-type="percentage">
            <text:p>30.82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6" calcext:value-type="float">
            <text:p>3.160</text:p>
          </table:table-cell>
          <table:table-cell office:value-type="float" office:value="4.74" calcext:value-type="float">
            <text:p>4.74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365145038167939" calcext:value-type="percentage">
            <text:p>-3.65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9.846" calcext:value-type="float">
            <text:p>9.846</text:p>
          </table:table-cell>
          <table:table-cell office:value-type="float" office:value="12.8" calcext:value-type="float">
            <text:p>12.800</text:p>
          </table:table-cell>
          <table:table-cell office:value-type="float" office:value="8.48" calcext:value-type="float">
            <text:p>8.48</text:p>
          </table:table-cell>
          <table:table-cell office:value-type="float" office:value="2483" calcext:value-type="float">
            <text:p>2483.00</text:p>
          </table:table-cell>
          <table:table-cell table:style-name="ce49" table:formula="of:=IF([.E14]&gt;0;[.F14]/[.E14]-1.0014;([.F14]-[.E14]))" office:value-type="percentage" office:value="0.298620312817388" calcext:value-type="percentage">
            <text:p>29.86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6" office:value-type="percentage" office:value="0.1182" calcext:value-type="percentage" table:number-columns-spanned="1" table:number-rows-spanned="4">
            <text:p>11.82%</text:p>
          </table:table-cell>
          <table:table-cell office:value-type="string" calcext:value-type="string">
            <text:p>中国平安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2.26" calcext:value-type="float">
            <text:p>72.260</text:p>
          </table:table-cell>
          <table:table-cell office:value-type="float" office:value="10.16" calcext:value-type="float">
            <text:p>10.16</text:p>
          </table:table-cell>
          <table:table-cell office:value-type="float" office:value="13200" calcext:value-type="float">
            <text:p>13200.00</text:p>
          </table:table-cell>
          <table:table-cell table:style-name="ce54" table:formula="of:=IF([.E15]&gt;0;[.F15]/[.E15]-1.0014;([.F15]-[.E15]))" office:value-type="percentage" office:value="0.165269357573018" calcext:value-type="percentage">
            <text:p>16.53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6.25" calcext:value-type="float">
            <text:p>26.250</text:p>
          </table:table-cell>
          <table:table-cell office:value-type="float" office:value="4.72" calcext:value-type="float">
            <text:p>4.72</text:p>
          </table:table-cell>
          <table:table-cell office:value-type="float" office:value="822" calcext:value-type="float">
            <text:p>822.00</text:p>
          </table:table-cell>
          <table:table-cell table:style-name="ce55" table:formula="of:=IF([.E16]&gt;0;[.F16]/[.E16]-1.0014;([.F16]-[.E16]))" office:value-type="percentage" office:value="-0.30175448705989" calcext:value-type="percentage">
            <text:p>-30.18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4.25" calcext:value-type="float">
            <text:p>24.250</text:p>
          </table:table-cell>
          <table:table-cell office:value-type="float" office:value="26.02" calcext:value-type="float">
            <text:p>26.02</text:p>
          </table:table-cell>
          <table:table-cell office:value-type="float" office:value="3134" calcext:value-type="float">
            <text:p>3134.00</text:p>
          </table:table-cell>
          <table:table-cell table:style-name="ce54" table:formula="of:=IF([.E17]&gt;0;[.F17]/[.E17]-1.0014;([.F17]-[.E17]))" office:value-type="percentage" office:value="0.464211023812402" calcext:value-type="percentage">
            <text:p>46.42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18.005" calcext:value-type="float">
            <text:p>18.005</text:p>
          </table:table-cell>
          <table:table-cell office:value-type="float" office:value="19.46" calcext:value-type="float">
            <text:p>19.460</text:p>
          </table:table-cell>
          <table:table-cell office:value-type="float" office:value="19.39" calcext:value-type="float">
            <text:p>19.39</text:p>
          </table:table-cell>
          <table:table-cell office:value-type="float" office:value="1766" calcext:value-type="float">
            <text:p>1766.00</text:p>
          </table:table-cell>
          <table:table-cell table:style-name="ce78" table:formula="of:=IF([.E18]&gt;0;[.F18]/[.E18]-1.0014;([.F18]-[.E18]))" office:value-type="percentage" office:value="0.0794108858650375" calcext:value-type="percentage">
            <text:p>7.94%</text:p>
          </table:table-cell>
          <table:table-cell table:style-name="ce14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.50625" calcext:value-type="float">
            <text:p>22.506</text:p>
          </table:table-cell>
          <table:table-cell table:style-name="ce203" table:formula="of:=IF([.F18]&lt;[.E18]*1.25; 0; [.J18]/1.25*0.92)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83" calcext:value-type="percentage" table:number-columns-spanned="1" table:number-rows-spanned="2">
            <text:p>8.83%</text:p>
          </table:table-cell>
          <table:table-cell office:value-type="string" calcext:value-type="string">
            <text:p>腾讯控股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319.984" calcext:value-type="float">
            <text:p>319.984</text:p>
          </table:table-cell>
          <table:table-cell office:value-type="float" office:value="490.8" calcext:value-type="float">
            <text:p>490.800</text:p>
          </table:table-cell>
          <table:table-cell office:value-type="float" office:value="44.53" calcext:value-type="float">
            <text:p>44.53</text:p>
          </table:table-cell>
          <table:table-cell office:value-type="float" office:value="46000" calcext:value-type="float">
            <text:p>46000.00</text:p>
          </table:table-cell>
          <table:table-cell table:style-name="ce64" table:formula="of:=IF([.E19]&gt;0;[.F19]/[.E19]-1.0014;([.F19]-[.E19]))" office:value-type="percentage" office:value="0.532426691334567" calcext:value-type="percentage">
            <text:p>53.24%</text:p>
          </table:table-cell>
          <table:table-cell table:style-name="ce10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499.975" calcext:value-type="float">
            <text:p>499.975</text:p>
          </table:table-cell>
          <table:table-cell table:style-name="ce159" table:formula="of:=IF([.F19]&lt;[.E19]*1.25; 0; [.J19]/1.25*0.92)" office:value-type="float" office:value="367.9816" calcext:value-type="float">
            <text:p>367.982</text:p>
          </table:table-cell>
          <table:table-cell table:style-name="ce191" office:value-type="float" office:value="367.982" calcext:value-type="float">
            <text:p>367.982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5.744" calcext:value-type="float">
            <text:p>5.744</text:p>
          </table:table-cell>
          <table:table-cell office:value-type="float" office:value="6.1" calcext:value-type="float">
            <text:p>6.100</text:p>
          </table:table-cell>
          <table:table-cell office:value-type="float" office:value="5.87" calcext:value-type="float">
            <text:p>5.87</text:p>
          </table:table-cell>
          <table:table-cell office:value-type="float" office:value="75.27" calcext:value-type="float">
            <text:p>75.27</text:p>
          </table:table-cell>
          <table:table-cell table:style-name="ce76" table:formula="of:=IF([.E20]&gt;0;[.F20]/[.E20]-1.0014;([.F20]-[.E20]))" office:value-type="percentage" office:value="0.0605777158774372" calcext:value-type="percentage">
            <text:p>6.06%</text:p>
          </table:table-cell>
          <table:table-cell table:style-name="ce13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731" calcext:value-type="percentage" table:number-columns-spanned="1" table:number-rows-spanned="2">
            <text:p>7.31%</text:p>
          </table:table-cell>
          <table:table-cell office:value-type="string" calcext:value-type="string">
            <text:p>分众传媒L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5.808" calcext:value-type="float">
            <text:p>5.808</text:p>
          </table:table-cell>
          <table:table-cell office:value-type="float" office:value="5.55" calcext:value-type="float">
            <text:p>5.550</text:p>
          </table:table-cell>
          <table:table-cell office:value-type="float" office:value="51.79" calcext:value-type="float">
            <text:p>51.79</text:p>
          </table:table-cell>
          <table:table-cell office:value-type="float" office:value="814.6" calcext:value-type="float">
            <text:p>814.60</text:p>
          </table:table-cell>
          <table:table-cell table:style-name="ce66" table:formula="of:=IF([.E21]&gt;0;[.F21]/[.E21]-1.0014;([.F21]-[.E21]))" office:value-type="percentage" office:value="-0.0458214876033058" calcext:value-type="percentage">
            <text:p>-4.58%</text:p>
          </table:table-cell>
          <table:table-cell table:style-name="ce10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6" calcext:value-type="float">
            <text:p>7.260</text:p>
          </table:table-cell>
          <table:table-cell table:style-name="ce163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5.391" calcext:value-type="float">
            <text:p>5.391</text:p>
          </table:table-cell>
          <table:table-cell office:value-type="float" office:value="5.55" calcext:value-type="float">
            <text:p>5.550</text:p>
          </table:table-cell>
          <table:table-cell office:value-type="float" office:value="51.79" calcext:value-type="float">
            <text:p>51.79</text:p>
          </table:table-cell>
          <table:table-cell office:value-type="float" office:value="814.6" calcext:value-type="float">
            <text:p>814.60</text:p>
          </table:table-cell>
          <table:table-cell table:style-name="ce88" table:formula="of:=IF([.E22]&gt;0;[.F22]/[.E22]-1.0014;([.F22]-[.E22]))" office:value-type="percentage" office:value="0.0280936004451864" calcext:value-type="percentage">
            <text:p>2.81%</text:p>
          </table:table-cell>
          <table:table-cell table:style-name="ce15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73875" calcext:value-type="float">
            <text:p>6.739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424" calcext:value-type="percentage">
            <text:p>4.24%</text:p>
          </table:table-cell>
          <table:table-cell office:value-type="string" calcext:value-type="string">
            <text:p>微创医疗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14.418" calcext:value-type="float">
            <text:p>14.418</text:p>
          </table:table-cell>
          <table:table-cell office:value-type="float" office:value="29.45" calcext:value-type="float">
            <text:p>29.450</text:p>
          </table:table-cell>
          <table:table-cell office:value-type="float" office:value="140.18" calcext:value-type="float">
            <text:p>140.18</text:p>
          </table:table-cell>
          <table:table-cell office:value-type="float" office:value="505.2" calcext:value-type="float">
            <text:p>505.20</text:p>
          </table:table-cell>
          <table:table-cell table:style-name="ce81" table:formula="of:=IF([.E23]&gt;0;[.F23]/[.E23]-1.0014;([.F23]-[.E23]))" office:value-type="percentage" office:value="1.04118565681787" calcext:value-type="percentage">
            <text:p>104.12%</text:p>
          </table:table-cell>
          <table:table-cell table:style-name="ce13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5.2001953125" calcext:value-type="float">
            <text:p>35.200</text:p>
          </table:table-cell>
          <table:table-cell table:style-name="ce188" table:formula="of:=IF([.F23]&lt;[.E23]*1.25; 0; [.J23]/1.25*0.92)" office:value-type="float" office:value="25.90734375" calcext:value-type="float">
            <text:p>25.907</text:p>
          </table:table-cell>
          <table:table-cell table:style-name="ce192" office:value-type="float" office:value="25.907" calcext:value-type="float">
            <text:p>25.907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83" calcext:value-type="percentage">
            <text:p>2.83%</text:p>
          </table:table-cell>
          <table:table-cell office:value-type="string" calcext:value-type="string">
            <text:p>美的集团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3.508" calcext:value-type="float">
            <text:p>43.508</text:p>
          </table:table-cell>
          <table:table-cell office:value-type="float" office:value="59.7" calcext:value-type="float">
            <text:p>59.700</text:p>
          </table:table-cell>
          <table:table-cell office:value-type="float" office:value="18.26" calcext:value-type="float">
            <text:p>18.26</text:p>
          </table:table-cell>
          <table:table-cell office:value-type="float" office:value="4180" calcext:value-type="float">
            <text:p>4180.00</text:p>
          </table:table-cell>
          <table:table-cell table:style-name="ce69" table:formula="of:=IF([.E24]&gt;0;[.F24]/[.E24]-1.0014;([.F24]-[.E24]))" office:value-type="percentage" office:value="0.370761441573963" calcext:value-type="percentage">
            <text:p>37.08%</text:p>
          </table:table-cell>
          <table:table-cell table:style-name="ce11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7.98125" calcext:value-type="float">
            <text:p>67.981</text:p>
          </table:table-cell>
          <table:table-cell table:style-name="ce164" table:formula="of:=IF([.F24]&lt;[.E24]*1.25; 0; [.J24]/1.25*0.92)" office:value-type="float" office:value="50.0342" calcext:value-type="float">
            <text:p>50.034</text:p>
          </table:table-cell>
          <table:table-cell table:style-name="ce193" office:value-type="float" office:value="50.034" calcext:value-type="float">
            <text:p>50.03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67" calcext:value-type="percentage">
            <text:p>2.67%</text:p>
          </table:table-cell>
          <table:table-cell office:value-type="string" calcext:value-type="string">
            <text:p>小米集团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3.88" calcext:value-type="float">
            <text:p>13.880</text:p>
          </table:table-cell>
          <table:table-cell office:value-type="float" office:value="32.27" calcext:value-type="float">
            <text:p>32.27</text:p>
          </table:table-cell>
          <table:table-cell office:value-type="float" office:value="3206.8" calcext:value-type="float">
            <text:p>3206.80</text:p>
          </table:table-cell>
          <table:table-cell table:style-name="ce85" table:formula="of:=IF([.E25]&gt;0;[.F25]/[.E25]-1.0014;([.F25]-[.E25]))" office:value-type="percentage" office:value="0.134907818256242" calcext:value-type="percentage">
            <text:p>13.49%</text:p>
          </table:table-cell>
          <table:table-cell table:style-name="ce14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5.26875" calcext:value-type="float">
            <text:p>15.269</text:p>
          </table:table-cell>
          <table:table-cell table:style-name="ce190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71" calcext:value-type="percentage">
            <text:p>1.71%</text:p>
          </table:table-cell>
          <table:table-cell office:value-type="string" calcext:value-type="string">
            <text:p>澳博控股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9.05" calcext:value-type="float">
            <text:p>9.050</text:p>
          </table:table-cell>
          <table:table-cell office:value-type="float" office:value="8.9" calcext:value-type="float">
            <text:p>8.900</text:p>
          </table:table-cell>
          <table:table-cell office:value-type="float" office:value="15.55" calcext:value-type="float">
            <text:p>15.55</text:p>
          </table:table-cell>
          <table:table-cell office:value-type="float" office:value="498.7" calcext:value-type="float">
            <text:p>498.70</text:p>
          </table:table-cell>
          <table:table-cell table:style-name="ce71" table:formula="of:=IF([.E26]&gt;0;[.F26]/[.E26]-1.0014;([.F26]-[.E26]))" office:value-type="percentage" office:value="-0.0179745856353593" calcext:value-type="percentage">
            <text:p>-1.80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45" calcext:value-type="percentage">
            <text:p>1.45%</text:p>
          </table:table-cell>
          <table:table-cell office:value-type="string" calcext:value-type="string">
            <text:p>中国建筑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5.136" calcext:value-type="float">
            <text:p>5.136</text:p>
          </table:table-cell>
          <table:table-cell office:value-type="float" office:value="4.84" calcext:value-type="float">
            <text:p>4.840</text:p>
          </table:table-cell>
          <table:table-cell office:value-type="float" office:value="5" calcext:value-type="float">
            <text:p>5.00</text:p>
          </table:table-cell>
          <table:table-cell office:value-type="float" office:value="2031" calcext:value-type="float">
            <text:p>2031.00</text:p>
          </table:table-cell>
          <table:table-cell table:style-name="ce75" table:formula="of:=IF([.E27]&gt;0;[.F27]/[.E27]-1.0014;([.F27]-[.E27]))" office:value-type="percentage" office:value="-0.0590323987538942" calcext:value-type="percentage">
            <text:p>-5.90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42" calcext:value-type="float">
            <text:p>6.420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74" calcext:value-type="percentage">
            <text:p>0.74%</text:p>
          </table:table-cell>
          <table:table-cell office:value-type="string" calcext:value-type="string">
            <text:p>西宁特钢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06" calcext:value-type="float">
            <text:p>3.060</text:p>
          </table:table-cell>
          <table:table-cell table:style-name="ce39" office:value-type="string" calcext:value-type="string">
            <text:p>-</text:p>
          </table:table-cell>
          <table:table-cell office:value-type="float" office:value="31.98" calcext:value-type="float">
            <text:p>31.98</text:p>
          </table:table-cell>
          <table:table-cell table:style-name="ce63" table:formula="of:=IF([.E28]&gt;0;[.F28]/[.E28]-1.0014;([.F28]-[.E28]))" office:value-type="percentage" office:value="-0.47125446985447" calcext:value-type="percentage">
            <text:p>-47.13%</text:p>
          </table:table-cell>
          <table:table-cell table:style-name="ce10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style-name="ce122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1" calcext:value-type="percentage">
            <text:p>0.2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2.147" calcext:value-type="float">
            <text:p>2.147</text:p>
          </table:table-cell>
          <table:table-cell office:value-type="float" office:value="4.32" calcext:value-type="float">
            <text:p>4.32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7.01" calcext:value-type="float">
            <text:p>17.01</text:p>
          </table:table-cell>
          <table:table-cell table:style-name="ce65" table:formula="of:=IF([.E29]&gt;0;[.F29]/[.E29]-1.0014;([.F29]-[.E29]))" office:value-type="percentage" office:value="1.01070992081975" calcext:value-type="percentage">
            <text:p>101.07%</text:p>
          </table:table-cell>
          <table:table-cell table:style-name="ce102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.24169921875" calcext:value-type="float">
            <text:p>5.242</text:p>
          </table:table-cell>
          <table:table-cell table:style-name="ce124" table:formula="of:=IF([.F29]&lt;[.E29]*1.25; 0; [.J29]/1.25*0.92)" office:value-type="float" office:value="3.857890625" calcext:value-type="float">
            <text:p>3.85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36" calcext:value-type="float" table:number-columns-spanned="5" table:number-rows-spanned="1">
            <text:p>1.23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83" calcext:value-type="percentage" table:number-columns-spanned="5" table:number-rows-spanned="1">
            <text:p>-2.83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38" calcext:value-type="percentage" table:number-columns-spanned="1" table:number-rows-spanned="2">
            <text:p>4.38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2" calcext:value-type="percentage">
            <text:p>2.2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59.5" calcext:value-type="float">
            <text:p>59.5000</text:p>
          </table:table-cell>
          <table:table-cell table:style-name="ce39" office:value-type="float" office:value="110.57" calcext:value-type="float">
            <text:p>110.57</text:p>
          </table:table-cell>
          <table:table-cell office:value-type="float" office:value="927.52" calcext:value-type="float">
            <text:p>927.52</text:p>
          </table:table-cell>
          <table:table-cell table:style-name="ce68" table:formula="of:=IF([.E33]&gt;0;[.F33]/[.E33]-1.0014;([.F33]-[.E33]))" office:value-type="percentage" office:value="0.482575558049632" calcext:value-type="percentage">
            <text:p>48.26%</text:p>
          </table:table-cell>
          <table:table-cell table:style-name="ce10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2.6484375" calcext:value-type="float">
            <text:p>62.648</text:p>
          </table:table-cell>
          <table:table-cell table:style-name="ce126" table:formula="of:=IF([.F33]&lt;[.E33]*1.25; 0; [.J33]/1.25*0.92)" office:value-type="float" office:value="46.10925" calcext:value-type="float">
            <text:p>46.109</text:p>
          </table:table-cell>
          <table:table-cell table:style-name="ce169" office:value-type="float" office:value="46.109" calcext:value-type="float">
            <text:p>46.109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6" calcext:value-type="percentage">
            <text:p>2.1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4.57" calcext:value-type="float">
            <text:p>214.5700</text:p>
          </table:table-cell>
          <table:table-cell office:value-type="float" office:value="27.41" calcext:value-type="float">
            <text:p>27.41</text:p>
          </table:table-cell>
          <table:table-cell office:value-type="float" office:value="5786.9" calcext:value-type="float">
            <text:p>5786.90</text:p>
          </table:table-cell>
          <table:table-cell table:style-name="ce67" table:formula="of:=IF([.E34]&gt;0;[.F34]/[.E34]-1.0014;([.F34]-[.E34]))" office:value-type="percentage" office:value="0.225870725386378" calcext:value-type="percentage">
            <text:p>22.59%</text:p>
          </table:table-cell>
          <table:table-cell table:style-name="ce10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27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79" calcext:value-type="percentage">
            <text:p>1.79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9" calcext:value-type="percentage">
            <text:p>1.79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12" calcext:value-type="float">
            <text:p>4.1200</text:p>
          </table:table-cell>
          <table:table-cell table:style-name="ce39" office:value-type="float" office:value="224" calcext:value-type="float">
            <text:p>224.00</text:p>
          </table:table-cell>
          <table:table-cell office:value-type="float" office:value="197.9" calcext:value-type="float">
            <text:p>197.90</text:p>
          </table:table-cell>
          <table:table-cell table:style-name="ce70" table:formula="of:=IF([.E35]&gt;0;[.F35]/[.E35]-1.0014;([.F35]-[.E35]))" office:value-type="percentage" office:value="-0.188456037884767" calcext:value-type="percentage">
            <text:p>-18.85%</text:p>
          </table:table-cell>
          <table:table-cell table:style-name="ce10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.335" calcext:value-type="float">
            <text:p>6.335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43" calcext:value-type="percentage">
            <text:p>1.43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43" calcext:value-type="percentage">
            <text:p>1.43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0.99" calcext:value-type="float">
            <text:p>0.9900</text:p>
          </table:table-cell>
          <table:table-cell office:value-type="float" office:value="2.07" calcext:value-type="float">
            <text:p>2.07</text:p>
          </table:table-cell>
          <table:table-cell office:value-type="float" office:value="8.11" calcext:value-type="float">
            <text:p>8.11</text:p>
          </table:table-cell>
          <table:table-cell table:style-name="ce72" table:formula="of:=IF([.E36]&gt;0;[.F36]/[.E36]-1.0014;([.F36]-[.E36]))" office:value-type="percentage" office:value="-0.315281765888142" calcext:value-type="percentage">
            <text:p>-31.53%</text:p>
          </table:table-cell>
          <table:table-cell table:style-name="ce110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.803625" calcext:value-type="float">
            <text:p>1.804</text:p>
          </table:table-cell>
          <table:table-cell table:style-name="ce151" table:formula="of:=IF([.F36]&lt;[.E36]*1.25; 0; [.J3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081" calcext:value-type="percentage">
            <text:p>0.81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16.8" calcext:value-type="float">
            <text:p>16.8000</text:p>
          </table:table-cell>
          <table:table-cell office:value-type="float" office:value="7.7" calcext:value-type="float">
            <text:p>7.70</text:p>
          </table:table-cell>
          <table:table-cell office:value-type="float" office:value="35.04" calcext:value-type="float">
            <text:p>35.04</text:p>
          </table:table-cell>
          <table:table-cell table:style-name="ce99" table:formula="of:=IF([.E37]&gt;0;[.F37]/[.E37]-1.0014;([.F37]-[.E37]))" office:value-type="percentage" office:value="-0.366910990256062" calcext:value-type="percentage">
            <text:p>-36.69%</text:p>
          </table:table-cell>
          <table:table-cell table:style-name="ce16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3.0975" calcext:value-type="float">
            <text:p>33.098</text:p>
          </table:table-cell>
          <table:table-cell table:style-name="ce204" table:formula="of:=IF([.F37]&lt;[.E37]*1.25; 0; [.J37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40]" office:value-type="float" office:value="258266.111649" calcext:value-type="float">
            <text:p>258266.1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4:Sheet1.J34">
            <calcext:condition calcext:apply-style-name="Good" calcext:value="&gt;#REF!*1.25" calcext:base-cell-address="Sheet1.J3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7">
            <calcext:condition calcext:apply-style-name="Bad" calcext:value="&gt;0" calcext:base-cell-address="Sheet1.L36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8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3">
            <calcext:condition calcext:apply-style-name="Bad" calcext:value="&gt;0" calcext:base-cell-address="Sheet1.L21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8:42:43.561687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6-27T19:15:31.802531093</dc:date>
    <meta:editing-duration>P2DT5H46M29S</meta:editing-duration>
    <meta:editing-cycles>378</meta:editing-cycles>
    <meta:generator>LibreOffice/6.0.7.3$Linux_X86_64 LibreOffice_project/00m0$Build-3</meta:generator>
    <meta:document-statistic meta:table-count="1" meta:cell-count="411" meta:object-count="0"/>
  </office:meta>
</office:document-meta>
</file>